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62bcb" officeooo:paragraph-rsid="00062bc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a8221" officeooo:paragraph-rsid="000a822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08f15f" officeooo:paragraph-rsid="0008f15f"/>
    </style:style>
    <style:style style:name="P4" style:family="paragraph" style:parent-style-name="Standard">
      <style:text-properties fo:font-weight="bold" officeooo:rsid="0008f15f" officeooo:paragraph-rsid="0008f15f" style:font-weight-asian="bold" style:font-weight-complex="bold"/>
    </style:style>
    <style:style style:name="P5" style:family="paragraph" style:parent-style-name="Standard">
      <style:text-properties fo:font-style="italic" fo:font-weight="normal" officeooo:rsid="000a8221" officeooo:paragraph-rsid="000a8221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a8221" officeooo:paragraph-rsid="0008f15f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rsid="000e6836" officeooo:paragraph-rsid="00062bcb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italic" officeooo:rsid="00062bcb" officeooo:paragraph-rsid="00062bcb" style:font-style-asian="italic" style:font-style-complex="italic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10138d" officeooo:paragraph-rsid="0010138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11cedd" officeooo:paragraph-rsid="0011cedd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1336b9" officeooo:paragraph-rsid="001336b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style="normal" officeooo:rsid="00062bcb" officeooo:paragraph-rsid="000818aa" style:font-style-asian="normal" style:font-style-complex="normal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style="normal" officeooo:rsid="00062bcb" officeooo:paragraph-rsid="00062bcb" style:font-style-asian="normal" style:font-style-complex="normal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tyle="normal" officeooo:rsid="000818aa" officeooo:paragraph-rsid="000818aa" style:font-style-asian="normal" style:font-style-complex="normal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0a8221" officeooo:paragraph-rsid="000a822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0b486c" officeooo:paragraph-rsid="000b486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1cedd" officeooo:paragraph-rsid="0011ced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336b9" officeooo:paragraph-rsid="001336b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a8221" officeooo:paragraph-rsid="000a822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a8221" officeooo:paragraph-rsid="000b486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b486c" officeooo:paragraph-rsid="000b486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d03b1" officeooo:paragraph-rsid="000d03b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b486c" officeooo:paragraph-rsid="000b486c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d03b1" officeooo:paragraph-rsid="000d03b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e6836" officeooo:paragraph-rsid="000e6836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336b9" officeooo:paragraph-rsid="001336b9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1cedd" officeooo:paragraph-rsid="0011ced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3eae3" officeooo:paragraph-rsid="0013eae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478f9" officeooo:paragraph-rsid="001478f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671cb" officeooo:paragraph-rsid="001671c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17e59d" officeooo:paragraph-rsid="0017e59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3eae3" officeooo:paragraph-rsid="0013eae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336b9" officeooo:paragraph-rsid="001336b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478f9" officeooo:paragraph-rsid="001478f9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3eae3" officeooo:paragraph-rsid="0013eae3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478f9" officeooo:paragraph-rsid="001478f9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671cb" officeooo:paragraph-rsid="001671cb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13eae3" officeooo:paragraph-rsid="0013eae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1478f9" officeooo:paragraph-rsid="001478f9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1671cb" officeooo:paragraph-rsid="001671cb" style:font-style-asian="italic" style:font-weight-asian="normal" style:font-style-complex="italic" style:font-weight-complex="normal"/>
    </style:style>
    <style:style style:name="T1" style:family="text">
      <style:text-properties officeooo:rsid="00062bcb"/>
    </style:style>
    <style:style style:name="T2" style:family="text">
      <style:text-properties officeooo:rsid="000a8221"/>
    </style:style>
    <style:style style:name="T3" style:family="text">
      <style:text-properties officeooo:rsid="000b486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eae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0138d"/>
    </style:style>
    <style:style style:name="T9" style:family="text">
      <style:text-properties officeooo:rsid="0011cedd"/>
    </style:style>
    <style:style style:name="T10" style:family="text">
      <style:text-properties officeooo:rsid="001336b9"/>
    </style:style>
    <style:style style:name="T11" style:family="text">
      <style:text-properties officeooo:rsid="0017e5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1. Login</text:p>
      <text:p text:style-name="P8">1.1. Fluxo normal</text:p>
      <text:p text:style-name="P13">1.1.1. O usuário digita na tela de entrada seu login e senha;</text:p>
      <text:p text:style-name="P13">1.1.2. O sistema compara se o login bate com a senha;</text:p>
      <text:p text:style-name="P13">1.1.3. A autenticação é feita (usuário existente);</text:p>
      <text:p text:style-name="P13">1.1.4. O usuário entra no sistema;</text:p>
      <text:p text:style-name="P8">1.2. Fluxo alternativo</text:p>
      <text:p text:style-name="P12">1.2.1. O usuário digita na tela de entrada seu login e senha;</text:p>
      <text:p text:style-name="P14">1.2.2. <text:span text:style-name="T1">O sistema compara se o login bate com a senha;</text:span></text:p>
      <text:p text:style-name="P14">1.2.3. A autenticação é negada;</text:p>
      <text:p text:style-name="P14">1.2.4. Mensagem de erro aparece na tela;</text:p>
      <text:p text:style-name="P3"/>
      <text:p text:style-name="P4">2. <text:span text:style-name="T2">Enviar mensagens</text:span></text:p>
      <text:p text:style-name="P6"><text:tab/>2.1. Fluxo normal </text:p>
      <text:p text:style-name="P2"><text:tab/><text:tab/>2.1.1. O usuário digita a mensagem que deseja enviar;</text:p>
      <text:p text:style-name="P2"><text:tab/><text:tab/>2.1.2. É escolhido o destinatário e o usuário confirma o envio;</text:p>
      <text:p text:style-name="P2"><text:tab/><text:tab/>2.1.3. A mensagem é enviada;</text:p>
      <text:p text:style-name="P5"><text:tab/>2.2. Fluxo alternativo (1)</text:p>
      <text:p text:style-name="P2"><text:tab/><text:tab/>2.2.1. O usuário digita a mensagem que deseja enviar;</text:p>
      <text:p text:style-name="P2"><text:tab/><text:tab/>2.2.2. É escolhido o destinatário da mensagem;</text:p>
      <text:p text:style-name="P15">2.2.2.1. O destinatário não é encontrado;</text:p>
      <text:p text:style-name="P15">2.2.2.2. A mensagem não é enviada;</text:p>
      <text:p text:style-name="P19"><text:tab/><text:span text:style-name="T4">2.3. Fluxo alternativo (2)</text:span></text:p>
      <text:p text:style-name="P20"><text:tab/><text:tab/>2.3.1. O usuário digita a mensagem que deseja enviar;</text:p>
      <text:p text:style-name="P20"><text:tab/><text:tab/>2.<text:span text:style-name="T3">3</text:span>.2. É escolhido o destinatário e o usuário confirma o envio;</text:p>
      <text:p text:style-name="P21"><text:tab/><text:tab/>2.3.3. Ocorre um erro no envio e uma mensagem de erro é disparada;</text:p>
      <text:p text:style-name="P16">2.3.4. A mensagem não é enviada;</text:p>
      <text:p text:style-name="P21"/>
      <text:p text:style-name="P23">3. Visualizar a grade de disciplinas</text:p>
      <text:p text:style-name="P23"><text:tab/><text:span text:style-name="T6">3.1. Fluxo normal</text:span></text:p>
      <text:p text:style-name="P24"><text:tab/><text:tab/><text:span text:style-name="T7">3.1.1. O usuário clica na aba “disciplinas”;</text:span></text:p>
      <text:p text:style-name="P22"><text:tab/><text:tab/>3.1.2. A página é carregada;</text:p>
      <text:p text:style-name="P22"><text:tab/><text:tab/>3.1.3. O usuário busca as informações que necessita;</text:p>
      <text:p text:style-name="P24"><text:tab/><text:span text:style-name="T6">3.2. Fluxo alternativo</text:span></text:p>
      <text:p text:style-name="P24"><text:tab/><text:tab/><text:span text:style-name="T7">3.2.1. O usuário clica na aba “disciplinas”;</text:span></text:p>
      <text:p text:style-name="P22"><text:tab/><text:tab/>3.2.2. A página não é carregada;</text:p>
      <text:p text:style-name="P22"><text:tab/><text:tab/>3.2.3. Uma mensagem de erro é disparada;</text:p>
      <text:p text:style-name="P21"/>
      <text:p text:style-name="P25">4. <text:span text:style-name="T8">Alterar dados disciplinas</text:span></text:p>
      <text:p text:style-name="P9">4.1. Fluxo normal</text:p>
      <text:p text:style-name="P17">4.1.1. O usuário acessa a disciplina desejada;</text:p>
      <text:p text:style-name="P17">4.1.2. O usuário escolhe a opção editar;</text:p>
      <text:p text:style-name="P17">4.1.3. O usuário altera as informações desejadas;</text:p>
      <text:p text:style-name="P17">4.1.4. O usuário clica em salvar alterações;</text:p>
      <text:p text:style-name="P17">4.1.5. O sistema salva as operações;</text:p>
      <text:p text:style-name="P9">4.2. Fluxo alternativo <text:span text:style-name="T9">(1)</text:span></text:p>
      <text:p text:style-name="P17">4.2.1 O usuário acessa a disciplina desejada;</text:p>
      <text:p text:style-name="P17">4.2.2. A disciplina é inexistente;</text:p>
      <text:p text:style-name="P17">4.2.2. Mensagem de erro é disparada;</text:p>
      <text:p text:style-name="P10">4.3. Fluxo alternativo (2)</text:p>
      <text:p text:style-name="P17">4.3.1. O usuário acessa a disciplina desejada;</text:p>
      <text:p text:style-name="P17"><text:soft-page-break/>4.3.2. O usuário escolhe a opção desejada;</text:p>
      <text:p text:style-name="P17">4.3.3. O usuário altera as informações desejadas;</text:p>
      <text:p text:style-name="P17">4.3.4. O usuário clica em salvar alterações;</text:p>
      <text:p text:style-name="P17">4.3.5. As alterações não são feitas, mensagem de erro é disparada;</text:p>
      <text:p text:style-name="P17"/>
      <text:p text:style-name="P26">5. Adicionar disciplina</text:p>
      <text:p text:style-name="P11">5.1. Fluxo normal</text:p>
      <text:p text:style-name="P18">5.1.1. O usuário escolhe a opção adicionar disciplina;</text:p>
      <text:p text:style-name="P18">5.1.2. O usuário adiciona as informações desta disciplina;</text:p>
      <text:p text:style-name="P18">5.1.3. O usuário adiciona os pré-requisitos desta disciplina;</text:p>
      <text:p text:style-name="P18">5.1.4. A nova disciplina é adicionada a grade;</text:p>
      <text:p text:style-name="P33"><text:tab/><text:span text:style-name="T4">5.2 Fluxo alternativo </text:span><text:span text:style-name="T5">(1)</text:span></text:p>
      <text:p text:style-name="P28">5.2.1. <text:span text:style-name="T10">O usuário escolhe a opção adicionar disciplina;</text:span></text:p>
      <text:p text:style-name="P28">5.2.2. Ao adicionar o nome da disciplina o sistema acusa que ela já existe;</text:p>
      <text:p text:style-name="P28">5.2.3. Operação é abortada;</text:p>
      <text:p text:style-name="P32"><text:tab/><text:span text:style-name="T4">5.3. Fluxo alternativo (2)</text:span></text:p>
      <text:p text:style-name="P28">5.3.1. <text:span text:style-name="T10">O usuário escolhe a opção adicionar disciplina;</text:span></text:p>
      <text:p text:style-name="P28">5.3.2. <text:span text:style-name="T10">O usuário adiciona as informações desta disciplina;</text:span></text:p>
      <text:p text:style-name="P28">5.3.4. O usuário pede que o sistema salve suas modificações;</text:p>
      <text:p text:style-name="P28">5.3.5. O sistema não consegue salvar os dados. Mensagem de erro é disparada;</text:p>
      <text:p text:style-name="P33"/>
      <text:p text:style-name="P35">6. Excluir disciplina</text:p>
      <text:p text:style-name="P38">6.1. Fluxo normal</text:p>
      <text:p text:style-name="P28">6.1.1. O usuário escolhe a disciplina a ser excluída;</text:p>
      <text:p text:style-name="P28">6.1.2. O sistema avisa as possíveis modificações que ocorrerão, como a mudança de pré-requisitos de outras disciplinas e pede a confirmação da ação;</text:p>
      <text:p text:style-name="P28">6.1.3. O usuário confirma a ação;</text:p>
      <text:p text:style-name="P28">6.1.4. A disciplina é excluída;</text:p>
      <text:p text:style-name="P38">6.2. Fluxo alternativo (1)</text:p>
      <text:p text:style-name="P28">6.2.1. O usuário escolhe a disciplina a ser excluída;</text:p>
      <text:p text:style-name="P28">6.2.1. O sistema não encontra a disciplina escolhida;</text:p>
      <text:p text:style-name="P28">6.2.2. Um aviso é mandado na tela;</text:p>
      <text:p text:style-name="P28">6.2.3. A operação é abortada;</text:p>
      <text:p text:style-name="P38">6.3. Fluxo alternativo (2)</text:p>
      <text:p text:style-name="P28">6.3.1. O usuário escolhe a disciplina a ser excluída;</text:p>
      <text:p text:style-name="P28">6.3.2. O sistema avisa as possíveis modificações que ocorrerão, como a mudança de pré-requisitos de outras disciplinas e pede a confirmação da ação;</text:p>
      <text:p text:style-name="P28">6.3.3. O usuário desiste da alteração e a operação é descartada;</text:p>
      <text:p text:style-name="P28"/>
      <text:p text:style-name="P35">7. Adicionar tópico fórum</text:p>
      <text:p text:style-name="P38">7.1. Fluxo normal</text:p>
      <text:p text:style-name="P28">7.1.1. O usuário clica na opção adicionar tópico;</text:p>
      <text:p text:style-name="P28">7.1.2. O usuário adiciona um nome e uma descrição ao tópico;</text:p>
      <text:p text:style-name="P28">7.1.3. O usuário salva o tópico;</text:p>
      <text:p text:style-name="P28">7.1.4. O sistema cria o novo tópico no fórum;</text:p>
      <text:p text:style-name="P38">7.2. Fluxo alternativo</text:p>
      <text:p text:style-name="P28">7.2.1. O usuário clica na opção adicionar tópico;</text:p>
      <text:p text:style-name="P28">7.2.2. O usuário adiciona um nome e uma descrição ao tópico;</text:p>
      <text:p text:style-name="P28">7.2.3. O sistema acusa que o tópico já existe;</text:p>
      <text:p text:style-name="P28">7.2.4. O usuário cancela a operação;</text:p>
      <text:p text:style-name="P28"/>
      <text:p text:style-name="P34"/>
      <text:p text:style-name="P36"><text:soft-page-break/>8. Excluir tópico fórum</text:p>
      <text:p text:style-name="P39">8.1. Fluxo normal</text:p>
      <text:p text:style-name="P29">8.1.1. O usuário escolhe o tópico que deseja excluir;</text:p>
      <text:p text:style-name="P29">8.1.2. Uma mensagem com um pedido de confirmação aparece na tela;</text:p>
      <text:p text:style-name="P29">8.1.3. O usuário confirma a ação;</text:p>
      <text:p text:style-name="P29">8.1.4. O sistema exclui o tópico do fórum;</text:p>
      <text:p text:style-name="P39">8.2. Fluxo alternativo</text:p>
      <text:p text:style-name="P29">8.2.1. O usuário escolhe o tópico que deseja excluir;</text:p>
      <text:p text:style-name="P29">8.2.2. O usuário é avisado que aquele tópico é permanente e não pode ser excluído;</text:p>
      <text:p text:style-name="P29">8.2.3. O sistema aborta a operação;</text:p>
      <text:p text:style-name="P29"/>
      <text:p text:style-name="P36">9. Postar conteúdo</text:p>
      <text:p text:style-name="P39">9.1. Fluxo normal</text:p>
      <text:p text:style-name="P29">9.1.1. O usuário escolhe o tópico no qual o conteúdo será postado;</text:p>
      <text:p text:style-name="P29">9.1.2. O usuário coloca o conteúdo a ser postado na área destinada para isso;</text:p>
      <text:p text:style-name="P29">9.1.3. O usuário confirma a ação;</text:p>
      <text:p text:style-name="P29">9.1.4. O sistema publica o conteúdo no tópico escolhido;</text:p>
      <text:p text:style-name="P39">9.2. Fluxo normal</text:p>
      <text:p text:style-name="P29">9.2.1. O usuário escolhe o tópico no qual o conteúdo será postado;</text:p>
      <text:p text:style-name="P29">9.2.2. O tópico não é encontrado no fórum;</text:p>
      <text:p text:style-name="P29">9.2.3. A ação é abortada e uma mensagem de erro é disparada;</text:p>
      <text:p text:style-name="P29"/>
      <text:p text:style-name="P37">10. Anexar arquivo(s)</text:p>
      <text:p text:style-name="P40">10.1. Fluxo normal</text:p>
      <text:p text:style-name="P30">10.1.1. O usuário escolhe em qual postagem deseja anexar o arquivo;</text:p>
      <text:p text:style-name="P30">10.1.2. O usuário escolhe o arquivo desejado;</text:p>
      <text:p text:style-name="P30">10.1.3. Uma mensagem com um pedido de confirmação aparece na tela;</text:p>
      <text:p text:style-name="P30">10.1.4. O usuário confirma a ação;</text:p>
      <text:p text:style-name="P30">10.1.5. O arquivo é anexado e publicado junto com a postagem escolhida;</text:p>
      <text:p text:style-name="P40">10.2. Fluxo alternativo</text:p>
      <text:p text:style-name="P30">10.2.1. O usuário escolhe em qual postagem deseja anexar o arquivo;</text:p>
      <text:p text:style-name="P30">10.2.2. O usuário escolhe o arquivo desejado;</text:p>
      <text:p text:style-name="P30">10.2.3. O arquivo tem tamanho maior do que o suportado pelo sistema;</text:p>
      <text:p text:style-name="P30">10.2.4. O usuário termina a operação;</text:p>
      <text:p text:style-name="P30"/>
      <text:p text:style-name="P37">11. Pesquisar conteúdo</text:p>
      <text:p text:style-name="P40">11.1 Fluxo normal</text:p>
      <text:p text:style-name="P30">11.1.1. O usuário digita na caixa de busca o que ele <text:span text:style-name="T11">deseja pesquisar;</text:span></text:p>
      <text:p text:style-name="P31">11.1.2. Os conteúdos marcados com a(s) tag(s) utilizada(s) são listad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8:46:32.849000000</meta:creation-date>
    <dc:date>2016-03-06T19:33:50.483000000</dc:date>
    <meta:editing-duration>PT1H15M19S</meta:editing-duration>
    <meta:editing-cycles>7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129" meta:word-count="938" meta:character-count="5639" meta:non-whitespace-character-count="4794"/>
  </office:meta>
</office:document-meta>
</file>